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Tahoma, Helvetica, FreeSans, sans-serif"/>
    <style:font-face style:name="Consolas" svg:font-family="Consolas"/>
    <style:font-face style:name="Tahoma1" svg:font-family="Tahoma"/>
    <style:font-face style:name="Consolas1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rsid="000e129b" officeooo:paragraph-rsid="001bd23f"/>
    </style:style>
    <style:style style:name="P8" style:family="paragraph" style:parent-style-name="Standard">
      <style:text-properties officeooo:rsid="000e129b" officeooo:paragraph-rsid="001c1044"/>
    </style:style>
    <style:style style:name="P9" style:family="paragraph" style:parent-style-name="Standard">
      <style:text-properties officeooo:paragraph-rsid="000e129b"/>
    </style:style>
    <style:style style:name="P10" style:family="paragraph" style:parent-style-name="Standard">
      <style:text-properties officeooo:paragraph-rsid="000f9cbe"/>
    </style:style>
    <style:style style:name="P11" style:family="paragraph" style:parent-style-name="Standard">
      <style:text-properties officeooo:paragraph-rsid="00118379"/>
    </style:style>
    <style:style style:name="P12" style:family="paragraph" style:parent-style-name="Standard">
      <style:text-properties officeooo:paragraph-rsid="0014848e"/>
    </style:style>
    <style:style style:name="P13" style:family="paragraph" style:parent-style-name="Standard">
      <style:text-properties officeooo:paragraph-rsid="00163c1d"/>
    </style:style>
    <style:style style:name="P14" style:family="paragraph" style:parent-style-name="Standard">
      <style:text-properties officeooo:paragraph-rsid="00171925"/>
    </style:style>
    <style:style style:name="P15" style:family="paragraph" style:parent-style-name="Standard">
      <style:text-properties officeooo:paragraph-rsid="001c1044"/>
    </style:style>
    <style:style style:name="P16" style:family="paragraph" style:parent-style-name="Standard">
      <style:text-properties officeooo:paragraph-rsid="001d148b"/>
    </style:style>
    <style:style style:name="P17" style:family="paragraph" style:parent-style-name="Standard">
      <style:text-properties officeooo:paragraph-rsid="001e8f2d"/>
    </style:style>
    <style:style style:name="P18" style:family="paragraph" style:parent-style-name="Standard">
      <style:text-properties officeooo:paragraph-rsid="0021cf1f"/>
    </style:style>
    <style:style style:name="P19" style:family="paragraph" style:parent-style-name="Standard">
      <style:text-properties officeooo:paragraph-rsid="0022afa8"/>
    </style:style>
    <style:style style:name="P20" style:family="paragraph" style:parent-style-name="Standard">
      <style:text-properties officeooo:rsid="00252b58" officeooo:paragraph-rsid="00252b58"/>
    </style:style>
    <style:style style:name="P21" style:family="paragraph" style:parent-style-name="Standard">
      <style:text-properties officeooo:rsid="00252b58" officeooo:paragraph-rsid="0026a85e"/>
    </style:style>
    <style:style style:name="P22" style:family="paragraph" style:parent-style-name="Standard">
      <style:text-properties officeooo:rsid="00252b58" officeooo:paragraph-rsid="0026f677"/>
    </style:style>
    <style:style style:name="P23" style:family="paragraph" style:parent-style-name="Standard">
      <style:text-properties officeooo:rsid="00252b58" officeooo:paragraph-rsid="0028be96"/>
    </style:style>
    <style:style style:name="P24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0e129b" officeooo:paragraph-rsid="000f9cbe" style:font-weight-asian="normal" style:font-weight-complex="normal"/>
    </style:style>
    <style:style style:name="P25" style:family="paragraph" style:parent-style-name="Standard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 officeooo:paragraph-rsid="001bd23f"/>
    </style:style>
    <style:style style:name="P26" style:family="paragraph" style:parent-style-name="Standard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 officeooo:paragraph-rsid="001c1044"/>
    </style:style>
    <style:style style:name="P27" style:family="paragraph" style:parent-style-name="Standard">
      <style:text-properties fo:font-variant="normal" fo:text-transform="none" fo:color="#000000" style:font-name="Arial1" fo:font-size="10.8000001907349pt" fo:letter-spacing="normal" fo:font-style="normal" fo:font-weight="normal" officeooo:rsid="00118379" officeooo:paragraph-rsid="00118379"/>
    </style:style>
    <style:style style:name="P28" style:family="paragraph" style:parent-style-name="Standard">
      <style:text-properties fo:font-variant="normal" fo:text-transform="none" fo:color="#000000" style:font-name="Arial1" fo:font-size="10.8000001907349pt" fo:letter-spacing="normal" fo:font-style="normal" fo:font-weight="normal" officeooo:rsid="0015cb98" officeooo:paragraph-rsid="0015cb98"/>
    </style:style>
    <style:style style:name="P29" style:family="paragraph" style:parent-style-name="Standard">
      <style:text-properties fo:font-variant="normal" fo:text-transform="none" fo:color="#000000" style:font-name="Arial1" fo:font-size="10.8000001907349pt" fo:letter-spacing="normal" fo:font-style="normal" fo:font-weight="normal" officeooo:rsid="00163c1d" officeooo:paragraph-rsid="00163c1d"/>
    </style:style>
    <style:style style:name="P30" style:family="paragraph" style:parent-style-name="Standard">
      <style:text-properties fo:font-variant="normal" fo:text-transform="none" fo:color="#000000" style:font-name="Arial1" fo:font-size="10.8000001907349pt" fo:letter-spacing="normal" fo:font-style="normal" fo:font-weight="normal" officeooo:rsid="000f9cbe" officeooo:paragraph-rsid="000f9cbe"/>
    </style:style>
    <style:style style:name="P31" style:family="paragraph" style:parent-style-name="Standard">
      <style:text-properties fo:font-variant="normal" fo:text-transform="none" fo:color="#000000" style:font-name="Arial1" fo:font-size="10.8000001907349pt" fo:letter-spacing="normal" fo:font-style="normal" fo:font-weight="normal" officeooo:rsid="000e129b" officeooo:paragraph-rsid="000f9cbe"/>
    </style:style>
    <style:style style:name="P32" style:family="paragraph" style:parent-style-name="Standard">
      <style:text-properties fo:font-variant="normal" fo:text-transform="none" fo:color="#000000" style:font-name="Arial1" fo:font-size="10.8000001907349pt" fo:letter-spacing="normal" fo:language="de" fo:country="DE" fo:font-style="normal" fo:font-weight="normal" officeooo:rsid="0017d6b3" officeooo:paragraph-rsid="0017d6b3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1" fo:font-size="10.8000001907349pt" fo:letter-spacing="normal" fo:font-style="normal" style:text-underline-style="none" fo:font-weight="normal" officeooo:rsid="0014848e" officeooo:paragraph-rsid="0014848e" style:text-blinking="false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officeooo:paragraph-rsid="00163c1d" style:text-blinking="false" style:font-size-asian="12pt" style:font-size-complex="12pt" fo:padding="0in" fo:border="none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officeooo:paragraph-rsid="00171925" style:text-blinking="false" style:font-size-asian="12pt" style:font-size-complex="12pt" fo:padding="0in" fo:border="none"/>
    </style:style>
    <style:style style:name="P36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officeooo:paragraph-rsid="001c1044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officeooo:paragraph-rsid="001d148b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e8f2d" officeooo:paragraph-rsid="001e8f2d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1cf1f" officeooo:paragraph-rsid="0021cf1f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2afa8" officeooo:paragraph-rsid="00252b58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2afa8" officeooo:paragraph-rsid="0022afa8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52b58" officeooo:paragraph-rsid="00252b58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a85e" officeooo:paragraph-rsid="0026a85e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f677" officeooo:paragraph-rsid="0026f677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96607" officeooo:paragraph-rsid="00296607" style:font-size-asian="12pt" style:font-size-complex="12pt"/>
    </style:style>
    <style:style style:name="P46" style:family="paragraph" style:parent-style-name="Standard">
      <style:text-properties officeooo:rsid="00291f9e" officeooo:paragraph-rsid="00291f9e"/>
    </style:style>
    <style:style style:name="P47" style:family="paragraph" style:parent-style-name="Standard">
      <style:text-properties officeooo:rsid="00296607" officeooo:paragraph-rsid="00296607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9" style:family="paragraph" style:parent-style-name="Standard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2b16a1" officeooo:paragraph-rsid="002b6987"/>
    </style:style>
    <style:style style:name="P50" style:family="paragraph" style:parent-style-name="Standard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2b6987" officeooo:paragraph-rsid="002b6987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style:font-name="Times New Roman" fo:font-weight="normal" officeooo:rsid="000e129b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9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10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11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12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f673b"/>
    </style:style>
    <style:style style:name="T1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/>
    </style:style>
    <style:style style:name="T1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64f34e"/>
    </style:style>
    <style:style style:name="T1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/>
    </style:style>
    <style:style style:name="T16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d148b"/>
    </style:style>
    <style:style style:name="T17" style:family="text">
      <style:text-properties fo:font-variant="normal" fo:text-transform="none" fo:color="#000000" style:font-name="Arial1" fo:font-size="10.8000001907349pt" fo:letter-spacing="normal" fo:font-style="normal" fo:font-weight="normal" officeooo:rsid="00118379"/>
    </style:style>
    <style:style style:name="T18" style:family="text">
      <style:text-properties fo:font-variant="normal" fo:text-transform="none" fo:color="#000000" style:font-name="Arial1" fo:font-size="10.8000001907349pt" fo:letter-spacing="normal" fo:font-style="normal" fo:font-weight="normal" officeooo:rsid="0014848e"/>
    </style:style>
    <style:style style:name="T19" style:family="text">
      <style:text-properties fo:font-variant="normal" fo:text-transform="none" fo:color="#000000" style:font-name="Arial1" fo:font-size="10.8000001907349pt" fo:letter-spacing="normal" fo:font-style="normal" fo:font-weight="normal" officeooo:rsid="0015cb98"/>
    </style:style>
    <style:style style:name="T20" style:family="text">
      <style:text-properties fo:font-variant="normal" fo:text-transform="none" fo:color="#000000" style:font-name="Arial1" fo:font-size="10.8000001907349pt" fo:letter-spacing="normal" fo:font-style="normal" fo:font-weight="normal" officeooo:rsid="00163c1d"/>
    </style:style>
    <style:style style:name="T21" style:family="text">
      <style:text-properties fo:font-variant="normal" fo:text-transform="none" fo:color="#000000" style:font-name="Arial1" fo:font-size="10.8000001907349pt" fo:letter-spacing="normal" fo:font-style="normal" fo:font-weight="normal" officeooo:rsid="00171925"/>
    </style:style>
    <style:style style:name="T22" style:family="text">
      <style:text-properties fo:font-variant="normal" fo:text-transform="none" fo:color="#000000" style:font-name="Arial1" fo:font-size="10.8000001907349pt" fo:letter-spacing="normal" fo:language="de" fo:country="DE" fo:font-style="normal" fo:font-weight="normal" officeooo:rsid="00118379"/>
    </style:style>
    <style:style style:name="T23" style:family="text">
      <style:text-properties fo:font-variant="normal" fo:text-transform="none" fo:color="#000000" style:font-name="Arial1" fo:font-size="10.8000001907349pt" fo:letter-spacing="normal" fo:language="de" fo:country="DE" fo:font-style="normal" fo:font-weight="normal" officeooo:rsid="0017d6b3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0.8000001907349pt" fo:letter-spacing="normal" fo:font-style="normal" style:text-underline-style="none" fo:font-weight="normal" officeooo:rsid="0014848e" style:text-blinking="fals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26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style:font-size-asian="12pt" style:font-size-complex="12pt"/>
    </style:style>
    <style:style style:name="T28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e8f2d" style:font-size-asian="12pt" style:font-size-complex="12pt"/>
    </style:style>
    <style:style style:name="T29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1cf1f" style:font-size-asian="12pt" style:font-size-complex="12pt"/>
    </style:style>
    <style:style style:name="T30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2afa8" style:font-size-asian="12pt" style:font-size-complex="12pt"/>
    </style:style>
    <style:style style:name="T31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a85e" style:font-size-asian="12pt" style:font-size-complex="12pt"/>
    </style:style>
    <style:style style:name="T32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6f677" style:font-size-asian="12pt" style:font-size-complex="12pt"/>
    </style:style>
    <style:style style:name="T33" style:family="text">
      <style:text-properties fo:font-variant="normal" fo:text-transform="none" fo:color="#008080" style:font-name="Consolas" fo:font-size="10pt" fo:letter-spacing="normal" fo:font-style="normal" fo:font-weight="normal" officeooo:rsid="00118379" style:font-size-asian="10pt"/>
    </style:style>
    <style:style style:name="T34" style:family="text">
      <style:text-properties fo:color="#000000" style:font-name="Consolas1" fo:font-size="10pt" style:font-size-asian="10pt"/>
    </style:style>
    <style:style style:name="T35" style:family="text">
      <style:text-properties fo:color="#008080" style:font-name="Consolas1" fo:font-size="10pt" style:font-size-asian="10pt"/>
    </style:style>
    <style:style style:name="T36" style:family="text">
      <style:text-properties fo:color="#3f7f7f" style:font-name="Consolas1" fo:font-size="10pt" style:font-size-asian="10pt"/>
    </style:style>
    <style:style style:name="T37" style:family="text">
      <style:text-properties style:font-name="Consolas1" fo:font-size="10pt" style:font-size-asian="10pt"/>
    </style:style>
    <style:style style:name="T38" style:family="text">
      <style:text-properties fo:color="#000080" style:font-name="Consolas1" fo:font-size="10pt" fo:font-weight="bold" style:font-size-asian="10pt" style:font-weight-asian="bold"/>
    </style:style>
    <style:style style:name="T39" style:family="text">
      <style:text-properties fo:color="#2a00ff" style:font-name="Consolas1" fo:font-size="10pt" fo:font-style="italic" style:font-size-asian="10pt" style:font-style-asian="italic"/>
    </style:style>
    <style:style style:name="T40" style:family="text">
      <style:text-properties fo:color="#2a00ff" style:font-name="Consolas1" fo:font-size="10pt" fo:font-style="italic" style:text-underline-style="solid" style:text-underline-width="auto" style:text-underline-color="font-color" style:font-size-asian="10pt" style:font-style-asian="italic"/>
    </style:style>
    <style:style style:name="T41" style:family="text">
      <style:text-properties fo:color="#7f007f" style:font-name="Consolas1" fo:font-size="10pt" style:font-size-asian="10pt"/>
    </style:style>
    <style:style style:name="T42" style:family="text">
      <style:text-properties officeooo:rsid="0028be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9"><text:span text:style-name="T1"><text:tab/></text:span><text:span text:style-name="T3">[DS14]<text:tab/>DEERING, SAM: </text:span><text:span text:style-name="T4">10 Popular AngularJS IDE Plugins/Extensions</text:span></text:p>
      <text:p text:style-name="P10"><text:span text:style-name="T4"><text:tab/><text:tab/><text:tab/></text:span><text:span text:style-name="T5">Internet: </text:span></text:p>
      <text:p text:style-name="P10"><text:span text:style-name="T5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24"/>
      <text:p text:style-name="P11"><text:span text:style-name="T1"><text:tab/>[</text:span><text:span text:style-name="T6">ZA14</text:span><text:span text:style-name="T1">]<text:tab/></text:span><text:span text:style-name="T17">ZERR, ANGELO: AngularJS Eclipse 0.7.0</text:span></text:p>
      <text:p text:style-name="P11"><text:span text:style-name="T17"><text:tab/><text:tab/><text:tab/>Internet: </text:span><text:a xlink:type="simple" xlink:href="http://marketplace.eclipse.org/content/angularjs-eclipse">http://marketplace.eclipse.org/content/angularjs-eclipse</text:a></text:p>
      <text:p text:style-name="P27"/>
      <text:p text:style-name="P11"><text:span text:style-name="T17"><text:tab/></text:span><text:span text:style-name="T18">[NGDG]<text:tab/>Google :</text:span><text:span text:style-name="T24"> Developer Guide/ Modules</text:span></text:p>
      <text:p text:style-name="P12"><text:span text:style-name="T24"><text:tab/><text:tab/><text:tab/>Internet: </text:span><text:a xlink:type="simple" xlink:href="https://docs.angularjs.org/guide/module">https://docs.angularjs.org/guide/module</text:a></text:p>
      <text:p text:style-name="P33"/>
      <text:p text:style-name="P4"><text:span text:style-name="T17"><text:tab/>[</text:span><text:span text:style-name="T8">NGOB</text:span><text:span text:style-name="T9">46</text:span><text:span text:style-name="T17">] <text:tab/>BRINK, SASCHA: AngulaJS ONLINE-BUCH Kapitel </text:span><text:span text:style-name="T19">4</text:span><text:span text:style-name="T17">.</text:span><text:span text:style-name="T19">6</text:span><text:span text:style-name="T17">. </text:span><text:span text:style-name="T19">Module</text:span></text:p>
      <text:p text:style-name="P4"><text:span text:style-name="T19"><text:tab/><text:tab/><text:tab/></text:span><text:span text:style-name="T17">Internet: </text:span><text:a xlink:type="simple" xlink:href="https://angularjs.de/buch/module"><text:span text:style-name="T19">https://angularjs.de/buch/module</text:span></text:a></text:p>
      <text:p text:style-name="P28"/>
      <text:p text:style-name="P5"><text:span text:style-name="T17"><text:tab/>[</text:span><text:span text:style-name="T8">NGOB</text:span><text:span text:style-name="T10">23</text:span><text:span text:style-name="T17">] <text:tab/>BRINK, SASCHA: AngulaJS ONLINE-BUCH Kapitel </text:span><text:span text:style-name="T20">2</text:span><text:span text:style-name="T17">.</text:span><text:span text:style-name="T20">3</text:span><text:span text:style-name="T17">. </text:span><text:span text:style-name="T20">Databinding</text:span></text:p>
      <text:p text:style-name="P5"><text:span text:style-name="T19"><text:tab/><text:tab/><text:tab/></text:span><text:span text:style-name="T17">Internet: </text:span><text:a xlink:type="simple" xlink:href="https://angularjs.de/buch/databinding"><text:span text:style-name="T20">https://angularjs.de/buch/databinding</text:span></text:a></text:p>
      <text:p text:style-name="P29"/>
      <text:p text:style-name="P13"><text:span text:style-name="T20"><text:tab/></text:span><text:span text:style-name="T21">[SO12]<text:tab/><text:tab/>Stack Overflow :</text:span><text:span text:style-name="T7"> </text:span><text:a xlink:type="simple" xlink:href="http://stackoverflow.com/questions/11873627/angularjs-ng-model-binding-not-updating-with-dynamic-values"><text:span text:style-name="T25">AngularJS ng-model binding not updating with dynamic <text:tab/><text:tab/><text:tab/>values</text:span></text:a></text:p>
      <text:p text:style-name="P34"><text:tab/><text:tab/><text:tab/>Internet:</text:p>
      <text:p text:style-name="P14"><text:span text:style-name="T25"><text:tab/><text:tab/><text:tab/></text:span><text:a xlink:type="simple" xlink:href="http://stackoverflow.com/questions/11873627/angularjs-ng-model-binding-">http://stackoverflow.com/questions/11873627/angularjs-ng-model-binding-</text:a><text:span text:style-name="T25"><text:tab/><text:tab/><text:tab/>not-updating-with-dynamic-values</text:span></text:p>
      <text:p text:style-name="P35"><text:tab/></text:p>
      <text:p text:style-name="P6"><text:span text:style-name="T21"><text:tab/></text:span><text:span text:style-name="T11">[NGOB61]<text:tab/></text:span><text:span text:style-name="T22">BRINK, SASCHA: AngulaJS ONLINE-BUCH Kapitel </text:span><text:span text:style-name="T23">6</text:span><text:span text:style-name="T22">.</text:span><text:span text:style-name="T23">1</text:span><text:span text:style-name="T22">. </text:span><text:span text:style-name="T23">Dependency <text:tab/><text:tab/><text:tab/><text:tab/>Injection und der Injektor</text:span></text:p>
      <text:p text:style-name="P6"><text:span text:style-name="T23"><text:tab/><text:tab/><text:tab/>Internet: </text:span><text:a xlink:type="simple" xlink:href="https://angularjs.de/buch/dependecy-injection">https://angularjs.de/buch/dependecy-injection</text:a></text:p>
      <text:p text:style-name="P32"/>
      <text:p text:style-name="P7"><text:span text:style-name="T23"><text:tab/></text:span><text:span text:style-name="T11">[NGOB</text:span><text:span text:style-name="T12">31</text:span><text:span text:style-name="T11">]<text:tab/></text:span><text:a xlink:type="simple" xlink:href="https://angularjs.de/buch/inhalt"><text:span text:style-name="T13">https://angularjs.de/buch/inhalt</text:span></text:a></text:p>
      <text:p text:style-name="P25"/>
      <text:p text:style-name="P8"><text:span text:style-name="T13"><text:tab/></text:span><text:span text:style-name="T14">[HBRS]<text:tab/> <text:s/><text:tab/></text:span><text:a xlink:type="simple" xlink:href="http://holdirbootstrap.de/css/">http://holdirbootstrap.de/css/</text:a><text:span text:style-name="T15"> Kapitel Raster-System</text:span></text:p>
      <text:p text:style-name="P26"/>
      <text:p text:style-name="P15"><text:span text:style-name="T15"><text:tab/></text:span><text:span text:style-name="T16">[RF]<text:tab/><text:tab/></text:span><text:a xlink:type="simple" xlink:href="http://www.ebuilt.com/fielding/pubs/dissertation/top.htm"><text:span text:style-name="T27">http://www.ebuilt.com/fielding/pubs/dissertation/top.htm</text:span></text:a></text:p>
      <text:p text:style-name="P36"/>
      <text:p text:style-name="P16"><text:span text:style-name="T27"><text:tab/>[RLC] <text:tab/><text:tab/></text:span><text:a xlink:type="simple" xlink:href="http://www.xfront.com/REST.ppt">http://www.xfront.com/REST.ppt</text:a></text:p>
      <text:p text:style-name="P37"/>
      <text:p text:style-name="P17"><text:span text:style-name="T27"><text:tab/></text:span><text:span text:style-name="T28">[JN]<text:tab/><text:tab/></text:span><text:a xlink:type="simple" xlink:href="https://jax-rs-spec.java.net/">https://jax-rs-spec.java.net/</text:a></text:p>
      <text:p text:style-name="P38"/>
      <text:p text:style-name="P18"><text:span text:style-name="T28"><text:tab/></text:span><text:span text:style-name="T29">[UA]<text:tab/><text:tab/></text:span><text:a xlink:type="simple" xlink:href="http://www.akkk.de/xml/DOM/">http://www.akkk.de/xml/DOM/</text:a></text:p>
      <text:p text:style-name="P39"/>
      <text:p text:style-name="P39"><text:tab/>[PTRB]<text:tab/>AngularJS Buch</text:p>
      <text:p text:style-name="P39"/>
      <text:p text:style-name="P19"><text:span text:style-name="T27"><text:tab/></text:span><text:span text:style-name="T30">[AN]<text:tab/><text:tab/></text:span><text:a xlink:type="simple" xlink:href="https://angularjs.org/">https://angularjs.org/</text:a></text:p>
      <text:p text:style-name="P40"><text:tab/></text:p>
      <text:p text:style-name="P20"><text:span text:style-name="T30"><text:tab/></text:span><text:span text:style-name="T26">[</text:span><text:span text:style-name="T30">U</text:span><text:span text:style-name="T26">IB]<text:tab/><text:tab/></text:span><text:a xlink:type="simple" xlink:href="http://angular-ui.github.io/">http://angular-ui.github.io/</text:a></text:p>
      <text:p text:style-name="P42"/>
      <text:p text:style-name="P21"><text:span text:style-name="T26"><text:tab/></text:span><text:span text:style-name="T31">[LF]<text:tab/><text:tab/></text:span><text:a xlink:type="simple" xlink:href="http://de.wikipedia.org/wiki/Look_and_Feel">http://de.wikipedia.org/wiki/Look_and_Feel</text:a></text:p>
      <text:p text:style-name="P43"/>
      <text:p text:style-name="P22"><text:span text:style-name="T31"><text:tab/></text:span><text:span text:style-name="T32">[BSNG]<text:tab/></text:span><text:a xlink:type="simple" xlink:href="https://angularjs.org/css/bootstrap.min.css">https://angularjs.org/css/bootstrap.min.css</text:a></text:p>
      <text:p text:style-name="P22"/>
      <text:p text:style-name="P23"><text:soft-page-break/><text:tab/><text:span text:style-name="T42">[GWT]<text:tab/><text:tab/></text:span><text:a xlink:type="simple" xlink:href="http://samples.gwtproject.org/samples/Showcase/Showcase.html#!CwGrid"><text:span text:style-name="T42">http://samples.gwtproject.org/samples/Showcase/Showcase.html#!CwGrid</text:span></text:a></text:p>
      <text:p text:style-name="P23"/>
      <text:p text:style-name="P46">IDE</text:p>
      <text:p text:style-name="P46"/>
      <text:p text:style-name="P47">JDBC-Treiber</text:p>
      <text:p text:style-name="P44"/>
      <text:p text:style-name="P45">breadcrumb</text:p>
      <text:p text:style-name="P43"/>
      <text:p text:style-name="P43"/>
      <text:p text:style-name="P42"/>
      <text:p text:style-name="P42"/>
      <text:p text:style-name="P41"/>
      <text:p text:style-name="P41"/>
      <text:p text:style-name="P37"/>
      <text:p text:style-name="P49">überarbeiten </text:p>
      <text:p text:style-name="P49">services</text:p>
      <text:p text:style-name="P50">bootstrap</text:p>
      <text:p text:style-name="P25"/>
      <text:p text:style-name="P28"/>
      <text:p text:style-name="P28"/>
      <text:p text:style-name="P11"><text:span text:style-name="T33">&lt;</text:span><text:span text:style-name="T36">li</text:span><text:span text:style-name="T37"> </text:span><text:span text:style-name="T38">ng-if</text:span><text:span text:style-name="T34">=</text:span><text:span text:style-name="T39">"breadcrumbLvl2!='' &amp;&amp; breadcrumbLvl3!=''"</text:span><text:span text:style-name="T35">&gt;&lt;</text:span><text:span text:style-name="T36">a</text:span></text:p>
      <text:p text:style-name="P48"><text:span text:style-name="T37"><text:tab/><text:tab/><text:tab/><text:tab/><text:tab/><text:tab/><text:tab/></text:span><text:span text:style-name="T41">href</text:span><text:span text:style-name="T34">=</text:span><text:span text:style-name="T39">"#"</text:span><text:span text:style-name="T37"> </text:span><text:span text:style-name="T38">ng-click</text:span><text:span text:style-name="T34">=</text:span><text:span text:style-name="T39">"setSubComponentLvl1()"</text:span><text:span text:style-name="T35">&gt;</text:span><text:span text:style-name="T38">{{</text:span><text:span text:style-name="T34">breadcrumbLvl2.name</text:span><text:span text:style-name="T38">}}</text:span><text:span text:style-name="T35">&lt;/</text:span><text:span text:style-name="T36">a</text:span><text:span text:style-name="T35">&gt;&lt;/</text:span><text:span text:style-name="T36">li</text:span><text:span text:style-name="T35">&gt;</text:span></text:p>
      <text:p text:style-name="P48"><text:span text:style-name="T34"><text:tab/><text:tab/><text:tab/><text:tab/><text:tab/><text:tab/></text:span><text:span text:style-name="T35">&lt;</text:span><text:span text:style-name="T36">li</text:span><text:span text:style-name="T37"> </text:span><text:span text:style-name="T38">ng-if</text:span><text:span text:style-name="T34">=</text:span><text:span text:style-name="T39">"breadcrumbLvl2!='' &amp;&amp; breadcrumbLvl3==''"</text:span></text:p>
      <text:p text:style-name="P48"><text:span text:style-name="T37"><text:tab/><text:tab/><text:tab/><text:tab/><text:tab/><text:tab/><text:tab/></text:span><text:span text:style-name="T41">class</text:span><text:span text:style-name="T34">=</text:span><text:span text:style-name="T39">"</text:span><text:span text:style-name="T40">active</text:span><text:span text:style-name="T39">"</text:span><text:span text:style-name="T35">&gt;</text:span><text:span text:style-name="T38">{{</text:span><text:span text:style-name="T34">breadcrumbLvl2.name</text:span><text:span text:style-name="T38">}}</text:span><text:span text:style-name="T35">&lt;/</text:span><text:span text:style-name="T36">li</text:span><text:span text:style-name="T35">&gt;</text:span></text:p>
      <text:p text:style-name="P48"><text:span text:style-name="T34"><text:tab/><text:tab/><text:tab/><text:tab/><text:tab/><text:tab/></text:span><text:span text:style-name="T35">&lt;</text:span><text:span text:style-name="T36">li</text:span><text:span text:style-name="T37"> </text:span><text:span text:style-name="T38">ng-if</text:span><text:span text:style-name="T34">=</text:span><text:span text:style-name="T39">"breadcrumbLvl3!='' &amp;&amp; breadcrumbLvl4!=''"</text:span><text:span text:style-name="T35">&gt;&lt;</text:span><text:span text:style-name="T36">a</text:span></text:p>
      <text:p text:style-name="P48"><text:span text:style-name="T37"><text:tab/><text:tab/><text:tab/><text:tab/><text:tab/><text:tab/><text:tab/></text:span><text:span text:style-name="T41">href</text:span><text:span text:style-name="T34">=</text:span><text:span text:style-name="T39">"#"</text:span><text:span text:style-name="T37"> </text:span><text:span text:style-name="T38">ng-click</text:span><text:span text:style-name="T34">=</text:span><text:span text:style-name="T39">"setSubComponentLvl2()"</text:span><text:span text:style-name="T35">&gt;</text:span><text:span text:style-name="T38">{{</text:span><text:span text:style-name="T34">breadcrumbLvl3.name</text:span><text:span text:style-name="T38">}}</text:span><text:span text:style-name="T35">&lt;/</text:span><text:span text:style-name="T36">a</text:span><text:span text:style-name="T35">&gt;&lt;/</text:span><text:span text:style-name="T36">li</text:span><text:span text:style-name="T35">&gt;</text:span></text:p>
      <text:p text:style-name="P48"><text:span text:style-name="T34"><text:tab/><text:tab/><text:tab/><text:tab/><text:tab/><text:tab/></text:span><text:span text:style-name="T35">&lt;</text:span><text:span text:style-name="T36">li</text:span><text:span text:style-name="T37"> </text:span><text:span text:style-name="T38">ng-if</text:span><text:span text:style-name="T34">=</text:span><text:span text:style-name="T39">"breadcrumbLvl3!='' &amp;&amp; breadcrumbLvl4==''"</text:span></text:p>
      <text:p text:style-name="P48"><text:span text:style-name="T37"><text:tab/><text:tab/><text:tab/><text:tab/><text:tab/><text:tab/><text:tab/></text:span><text:span text:style-name="T41">class</text:span><text:span text:style-name="T34">=</text:span><text:span text:style-name="T39">"</text:span><text:span text:style-name="T40">active</text:span><text:span text:style-name="T39">"</text:span><text:span text:style-name="T35">&gt;</text:span><text:span text:style-name="T38">{{</text:span><text:span text:style-name="T34">breadcrumbLvl3.name</text:span><text:span text:style-name="T38">}}</text:span><text:span text:style-name="T35">&lt;/</text:span><text:span text:style-name="T36">li</text:span><text:span text:style-name="T35">&gt;</text:span></text:p>
      <text:p text:style-name="P48"><text:span text:style-name="T34"><text:tab/><text:tab/><text:tab/><text:tab/><text:tab/><text:tab/></text:span><text:span text:style-name="T35">&lt;</text:span><text:span text:style-name="T36">li</text:span><text:span text:style-name="T37"> </text:span><text:span text:style-name="T38">ng-if</text:span><text:span text:style-name="T34">=</text:span><text:span text:style-name="T39">"breadcrumbLvl4!='' &amp;&amp; breadcrumbLvl5==''"</text:span><text:span text:style-name="T35">&gt;&lt;</text:span><text:span text:style-name="T36">a</text:span></text:p>
      <text:p text:style-name="P48"><text:span text:style-name="T37"><text:tab/><text:tab/><text:tab/><text:tab/><text:tab/><text:tab/><text:tab/></text:span><text:span text:style-name="T41">href</text:span><text:span text:style-name="T34">=</text:span><text:span text:style-name="T39">"#"</text:span><text:span text:style-name="T35">&gt;</text:span><text:span text:style-name="T38">{{</text:span><text:span text:style-name="T34">breadcrumbLvl4.name</text:span><text:span text:style-name="T38">}}</text:span><text:span text:style-name="T35">&lt;/</text:span><text:span text:style-name="T36">a</text:span><text:span text:style-name="T35">&gt;&lt;/</text:span><text:span text:style-name="T36">li</text:span><text:span text:style-name="T35">&gt;</text:span></text:p>
      <text:p text:style-name="P48"><text:span text:style-name="T34"><text:tab/><text:tab/><text:tab/><text:tab/><text:tab/><text:tab/></text:span><text:span text:style-name="T35">&lt;</text:span><text:span text:style-name="T36">li</text:span><text:span text:style-name="T37"> </text:span><text:span text:style-name="T38">ng-if</text:span><text:span text:style-name="T34">=</text:span><text:span text:style-name="T39">"breadcrumbLvl4!='' &amp;&amp; breadcrumbLvl5!=''"</text:span></text:p>
      <text:p text:style-name="P48"><text:span text:style-name="T37"><text:tab/><text:tab/><text:tab/><text:tab/><text:tab/><text:tab/><text:tab/></text:span><text:span text:style-name="T41">class</text:span><text:span text:style-name="T34">=</text:span><text:span text:style-name="T39">"</text:span><text:span text:style-name="T40">active</text:span><text:span text:style-name="T39">"</text:span><text:span text:style-name="T35">&gt;</text:span><text:span text:style-name="T38">{{</text:span><text:span text:style-name="T34">breadcrumbLvl4.name</text:span><text:span text:style-name="T38">}}</text:span><text:span text:style-name="T35">&lt;/</text:span><text:span text:style-name="T36">li</text:span><text:span text:style-name="T35">&gt;</text:span></text:p>
      <text:p text:style-name="P27"/>
      <text:p text:style-name="P30"/>
      <text:p text:style-name="P31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Tahoma, Helvetica, FreeSans, sans-serif"/>
    <style:font-face style:name="Consolas" svg:font-family="Consolas"/>
    <style:font-face style:name="Tahoma1" svg:font-family="Tahoma"/>
    <style:font-face style:name="Consolas1" svg:font-family="Consolas" style:font-family-generic="roman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8H12M4S</meta:editing-duration>
    <meta:editing-cycles>18</meta:editing-cycles>
    <meta:generator>LibreOffice/4.2.1.1$Windows_x86 LibreOffice_project/d7dbbd7842e6a58b0f521599204e827654e1fb8b</meta:generator>
    <dc:date>2015-02-02T00:55:01.179000000</dc:date>
    <meta:document-statistic meta:table-count="0" meta:image-count="0" meta:object-count="0" meta:page-count="2" meta:paragraph-count="51" meta:word-count="155" meta:character-count="2430" meta:non-whitespace-character-count="2172"/>
    <meta:user-defined meta:name="Info 1"/>
    <meta:user-defined meta:name="Info 2"/>
    <meta:user-defined meta:name="Info 3"/>
    <meta:user-defined meta:name="Info 4"/>
  </office:meta>
</office:document-meta>
</file>